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text-underline-style="none"/>
    </style:style>
    <style:style style:name="T5" style:family="text">
      <style:text-properties style:text-line-through-style="solid" style:font-name="Times New Roman"/>
    </style:style>
    <style:style style:name="T6" style:family="text">
      <style:text-properties style:text-line-through-style="none" style:font-name="Times New Roman"/>
    </style:style>
    <style:style style:name="T7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8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3_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Ytro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, to page 7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For Sabbath Ytr<text:span text:style-name="T2">ò</text:span><text:span text:style-name="T3">/</text:span></text:p>
      <text:p text:style-name="P7"><text:span text:style-name="T3"/></text:p>
      <text:p text:style-name="P6"><text:span text:style-name="T3">[Page 1]</text:span></text:p>
      <text:p text:style-name="P6"><text:span text:style-name="T3">Brethren! <text:s/>The battle most gloriously fought, is/ that in which a man's principles conquered a man's/ desires. <text:s/>For, He is truly valiant, who, beset by pressing/ wants, </text:span><text:span text:style-name="T5">holds fast</text:span><text:span text:style-name="T6"> then keeps steadfast in</text:span><text:span text:style-name="T5">to</text:span><text:span text:style-name="T6"> the way of righteousness./ <text:s/>Yet, such heros[sic!], who ought to command universal respect,/ are regarded as individuals weak-minded and over scru-/-pulous. <text:s/>So accustomed we are to see justice/ make room for expediency, and vital questions to be/ settled by a compromise, that we cannot duly/ appreciate a mind </text:span><text:span text:style-name="T5">that</text:span><text:span text:style-name="T6"> which knows not a middle course/ between right and wrong. <text:s/>Hence it is that the/ concientious[sic!] and the pious suffer. <text:s/></text:span><text:span text:style-name="T5">The section</text:span><text:span text:style-name="T6"> I will briefly/ </text:span><text:span text:style-name="T5">of this Sabbath suggests an illustration to my</text:span><text:span text:style-name="T6"> illustrate my assertion./ </text:span><text:span text:style-name="T5">assertion.</text:span><text:span text:style-name="T6"> <text:s/>Imagine one of our brothers in faith/ seeking a situation in life. <text:s/>He possesses all the/ requisites to fill it creditably. <text:s/>But in order to/ reach the object in view, he must overstep the/ bounds set </text:span><text:span text:style-name="T5">by God</text:span><text:span text:style-name="T6"> by his heavenly legislator. <text:s/>He pauses to reflect./ <text:s/>Shall I trespass? <text:s/>Or, shall I destroy my future/ prospects? <text:s/>I also long to rise by my own exer-/-tions. <text:s/>Why, shall I not, like others, acquire a/</text:span></text:p>
      <text:p text:style-name="P6"><text:span text:style-name="T6"/></text:p>
      <text:p text:style-name="P6"><text:span text:style-name="T6">[Page 2]</text:span></text:p>
      <text:p text:style-name="P6"><text:span text:style-name="T6">competency and a name? <text:s/>But a voice resounds/ in his ears [Hebrew]. it cries: "Remember the Sabbath-day to keep it/ holy;" </text:span><text:span text:style-name="T5">it cries.</text:span><text:span text:style-name="T6"> <text:s/>He cannot, he dares not disobey./ <text:s/>His Sovereign Creator has spoken. <text:s/>His final/ judge has pronounced the sentence "Whosoever doeth/ work on that </text:span><text:span text:style-name="T5">seventh</text:span><text:span text:style-name="T6"> day </text:span><text:span text:style-name="T5">of Sabbath</text:span><text:span text:style-name="T6">, </text:span><text:soft-page-break/><text:span text:style-name="T6">that soul shall be/ cut off from among its people terrifies him God's eternal displeasure" <text:s/>Between the/ sin of rebellion, and constant privations, he chooses the/ latter. <text:s/>We then--the witnesses of a self-denial/ so </text:span><text:span text:style-name="T5">great and noble</text:span><text:span text:style-name="T6"> noble to human nature--should practically evince the respect/ it inspires. <text:s/>We should stretch forth our hand and say:/ Brother! <text:s/>Your high principles must not stand as a/ barrier against your temporal advancement. <text:s/>Success/ shall attend your endeavours, even through my own/ agency. <text:s/>But we, </text:span><text:span text:style-name="T5">on the contrary,</text:span><text:span text:style-name="T6"> can only find/ </text:span><text:span text:style-name="T5">simply</text:span><text:span text:style-name="T6"> a word of pity for him whose sense of his obli-/-gations, is so very keen. <text:s/>We deem it rather un-/-fortunate that while possessing the qualifications ena-/-bling him to obtain preferments, he should be ham-/-pered by religious scruples./</text:span></text:p>
      <text:p text:style-name="P6"><text:span text:style-name="T6">So general is the desecration of the fourth command-/-ment of the Decalogue, that to learn that any </text:span><text:span text:style-name="T5">one</text:span><text:span text:style-name="T6"> Hebrews/</text:span></text:p>
      <text:p text:style-name="P6"><text:span text:style-name="T6"/></text:p>
      <text:p text:style-name="P6"><text:span text:style-name="T6">[Page 3]</text:span></text:p>
      <text:p text:style-name="P8"><text:span text:style-name="T3">would</text:span><text:span text:style-name="T6"> is </text:span><text:span text:style-name="T3">be</text:span><text:span text:style-name="T6"> ready to sacrifice to its observance a lucrative position,/ creates astonishment. <text:s/>"Necessity knows no law,"/ one will say. <text:s/>"Times have changed very materially,"/ another will exclaim, "we can no more adhere to/ practices conflicting with the present state of society./ <text:s/>Our forefathers did not </text:span><text:span text:style-name="T3">follow</text:span><text:span text:style-name="T6"> so extensively engage in commercial/ pursuits, and could therefore devote the seventh day to/ religious purposes, but we would be exceedingly incon-/-venienced by imitating their example." <text:s/>Thus it/ happens that the men who profess to believe in the/ book that teaches [Hebrew] "It is Sabbath </text:span><text:span text:style-name="T3">for you</text:span><text:span text:style-name="T6"> to the Lord in all/ your habitations," [Hebrew], in the holy land &amp; in foreign-/climes; thus it happens that those </text:span><text:span text:style-name="T3">men</text:span><text:span text:style-name="T6"> very men place this land beyond the limits of/ that divine ordinance. <text:s/>Now, my friends!/ that any </text:span><text:span text:style-name="T3">man</text:span><text:span text:style-name="T6"> one in Israel should so think, and so act/ is really lamentable--for the violation of the Sabbath--/ is the sure forerunner of other grievous transgressions, but that by/ reason of that laxity of principles, the high-minded should/ be exposed to severe trials, is deplorable in the extreme./ <text:s/>Often have my feelings been harrowed when told that/ the condition by which an Israelite was offered employ-/-ment by his coreligionist, was that the seventh day should/</text:span></text:p>
      <text:p text:style-name="P8"><text:span text:style-name="T6"/></text:p>
      <text:p text:style-name="P8"><text:span text:style-name="T6">[Page 4]</text:span></text:p>
      <text:p text:style-name="P8"><text:span text:style-name="T6">be desecrated. <text:s/>Alas! I know of incidents, in which/ a stranger to our faith granted what the Hebrew man/ had peremptorily refused. <text:s/>Say ye, o parents/ that fear the Lord! is this not a thought that weighs/ heavily upon your minds? <text:s/>How will our sons/ secure a position in society, and cling to the ances-/-tral religion? <text:s/>Will we be forced to wince at--if not/ to sanction, their </text:span><text:span text:style-name="T3">backslidings</text:span><text:span text:style-name="T6"> open derelictions? <text:s/>For, many have I/ beheld that struggled mightily, but could not stand/ proof against all temptations. <text:s/>Impelled by nature/ to activity, and restrained by religious motives, they/ finally succumbed. <text:s/>The act did violence to/ their feelings: it grieved the hearts of the parents;/ but few my friends! are the heros[sic!] that can, under urgent nece-/ssities, cling unflinchingly to principles./</text:span></text:p>
      <text:p text:style-name="P8"><text:span text:style-name="T6">This day a lad has assumed in your presence the per-/-formance of sacred duties. <text:s/>I am fully convinced/ that at this moment he shrinks from the idea of/ making his future conduct belie his present professions. <text:s/>He/ doubtless believes that in order to keep fast to one's/ pledge, the </text:span><text:span text:style-name="T3">observance</text:span><text:span text:style-name="T6"> sanctity of the sabbath cannot under/ any circumstance be tampered with. <text:s/>But what difficulties/</text:span></text:p>
      <text:p text:style-name="P8"><text:span text:style-name="T6"/></text:p>
      <text:p text:style-name="P8"><text:span text:style-name="T6">[Page 5]</text:span></text:p>
      <text:p text:style-name="P8"><text:span text:style-name="T6">will he not have to encounter? <text:s/>How forcefully strong/ will be the seductions inciting him to sin! <text:s/>He will/ see his coevals enjoy lucrative situations, while he/ may perhaps barely earn a subsistence. <text:s/>He will see/ others brought to preeminence, while he may be compel-/-led to </text:span><text:span text:style-name="T3">continue</text:span><text:span text:style-name="T6"> remain in a state of dependence. <text:s/>Among his/ associates, one will advise that he shall set aside all/ religious restraints; another will pronounce it unwise to/ check his aspirations for the sake of an ancient </text:span><text:span text:style-name="T3">law</text:span><text:span text:style-name="T6"> prescription</text:span><text:span text:style-name="T3">s</text:span><text:span text:style-name="T6">. <text:s/>Were/ he even my own son, I could not vouch for his ability to/ withstand those </text:span><text:span text:style-name="T3">seductions</text:span><text:span text:style-name="T6"> allurements. <text:s/>Precept has a decided/ influence, example is very efficacious, but a ceaseless/ contrast between ourselves--the victims of </text:span><text:span text:style-name="T3">abstract</text:span><text:span text:style-name="T6"> high principles,/ and our neighbors, in the fruition of wealth and </text:span><text:soft-page-break/><text:span text:style-name="T6">honors, through/ their disregard of the law, will work with fatal results/ upon the susceptible minds of </text:span><text:span text:style-name="T3">susceptible</text:span><text:span text:style-name="T6"> youths./</text:span></text:p>
      <text:p text:style-name="P8"><text:span text:style-name="T6">Is there then no remedy to this growing evil? <text:s/>Shall/ we continue to offer our children an alternative so painful/ as that I have just described?...Dear Brethren! <text:s/>You possess/ the means, whereby to relieve the mind of God-fearing/ parents, and benefit</text:span><text:span text:style-name="T3">ting</text:span><text:span text:style-name="T6"> your souls, while benefitting[sic!] your fellow-believers. <text:s/>Resolve/ that henceforth your storehouses shall all be closed in the Sabbath-day./</text:span></text:p>
      <text:p text:style-name="P8"><text:span text:style-name="T6"/></text:p>
      <text:p text:style-name="P8"><text:span text:style-name="T6">[Page 6]</text:span></text:p>
      <text:p text:style-name="P8"><text:span text:style-name="T6">I have been informed that in other cities, the object/ </text:span><text:span text:style-name="T3">has been</text:span><text:span text:style-name="T6"> was attained by a general agreement all Israelites consented to abstain from servile labor on the seventh day. <text:s/>The/ plan commends itself also to </text:span><text:span text:style-name="T3">ourselves</text:span><text:span text:style-name="T6"> our consideration, but </text:span><text:span text:style-name="T3">not</text:span><text:span text:style-name="T6"> it should not be followed in the/ </text:span><text:span text:style-name="T3">its</text:span><text:span text:style-name="T6"> exact form. <text:s/>I do wish that we establish a covenant, </text:span><text:span text:style-name="T3">but</text:span><text:span text:style-name="T6">/ </text:span><text:span text:style-name="T7">not with men</text:span><text:span text:style-name="T8">, but with God; not a covenant founded upon selfishness./ <text:s/>Not a covenant, that has for its basis a mutual un-/-derstanding that no one shall suffer pecuniarily, through/ business transacted by a Jewish neighbor on the Sabbath/ day, but such a covenant as that made at Horeb [Hebrew] "Ye/ shall be my people, and I will be your God" a covenant/ of righteousness, a renewal of the promise that we would/ sanctify the name of the Lord among the nations of the/ earth, and He would signally protect our race. <text:s/>In/ other words: I most eagerly desire that you be impressed/ with the necessity of proving yourselves consistent/ before men, and faithful to your God. <text:s/>That you feel it your/ bounden duty to adhere to the fourth as to the rest of/ the tenets promulgated at Sinai for no line of demarcation separates them. <text:s/>I desire that you/ feel how wrong, how false it is to stand before the/ book of the law, blessing the Lord for having/</text:span></text:p>
      <text:p text:style-name="P8"><text:span text:style-name="T8"/></text:p>
      <text:p text:style-name="P8"><text:span text:style-name="T8">[Page 7]</text:span></text:p>
      <text:p text:style-name="P8"><text:span text:style-name="T8">vouchsafed it unto Israel, and immediately violate/ it by repairing on this day to your habitual vocations, </text:span><text:span text:style-name="T4">on this day;</text:span><text:span text:style-name="T8"> by intentionally and/ publicly desecrating the Sabbath. <text:s/>And when deeply/ imbued with the idea that the institution of the Sabbath is/ essential to the preservation of our distinct nationality,/ that to enforce its observance upon your </text:span><text:span text:style-name="T4">offspring</text:span><text:span text:style-name="T8"> sons, is/ equally important as to admit them into the covenant of/ Abraham, I would thus address you. <text:s/>Brethren! <text:s/>Reward/ those of </text:span><text:span text:style-name="T4">youth</text:span><text:span text:style-name="T8"> your faith, who cling to its holy ordinances./ <text:s/>Let them find in your employ, the facility to pursue/ righteousness. <text:s/>Yonder youth might have fre-/-quently obtained an honorable position, but he/ refused it not to dishonor God. <text:s/>You may trust/ him, for, he is honest. <text:s/>The man who wavers in/ opinion about religious obligations may deceive and/ defraud; but he who is firm with God, he who has constantly </text:span><text:span text:style-name="T4">that has</text:span><text:span text:style-name="T8"> the fear of the </text:span><text:span text:style-name="T4">Lord</text:span><text:span text:style-name="T8"> Almighty before/ his eyes, will serve you with fidelity, and promote/ your interests. <text:s/>But more than your material/ welfare, your spiritual happiness will increase </text:span><text:span text:style-name="T4">through</text:span><text:span text:style-name="T8">/ </text:span><text:span text:style-name="T4">that means</text:span><text:span text:style-name="T8">. <text:s/>You will have David a fellow-believer from/ the power of temptation, and God will save you in the day/ of judgment, </text:span><text:span text:style-name="T4">when summoned ot give an account of your deeds on earth</text:span><text:span text:style-name="T8"> you will have given your brother-Israelite </text:span><text:span text:style-name="T7">his</text:span><text:span text:style-name="T8"> Sabbath/</text:span></text:p>
      <text:p text:style-name="P8"><text:span text:style-name="T8"/></text:p>
      <text:p text:style-name="P8"><text:span text:style-name="T8">[Page 8]</text:span></text:p>
      <text:p text:style-name="P8"><text:span text:style-name="T8">and God will receive for you a Sabbath of/ everlasting rest, &amp; peace unalleged./ <text:s/>[Hebrew]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08T13:24:38.81</meta:creation-date>
    <meta:document-statistic meta:table-count="0" meta:image-count="0" meta:object-count="0" meta:page-count="4" meta:paragraph-count="81" meta:word-count="1652" meta:character-count="10310"/>
    <dc:date>2012-05-08T14:45:08.60</dc:date>
    <dc:creator>Penn Libraries</dc:creator>
    <meta:editing-duration>PT00H03M08S</meta:editing-duration>
    <meta:editing-cycles>1</meta:editing-cycles>
    <meta:generator>OpenOffice.org/3.2$Win32 OpenOffice.org_project/320m12$Build-9483</meta:generator>
  </office:meta>
</office:document-meta>
</file>